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27.31mm" table:align="left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38.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1.2" style:family="table-row">
      <style:table-row-properties style:row-height="1.29mm" fo:keep-together="auto"/>
    </style:style>
    <style:style style:name="Table1.A2" style:family="table-cell">
      <style:table-cell-properties style:vertical-align="" fo:padding="0mm" fo:border-left="none" fo:border-right="2pt solid #000001" fo:border-top="0.85pt solid #000001" fo:border-bottom="none"/>
    </style:style>
    <style:style style:name="Table1.C2" style:family="table-cell">
      <style:table-cell-properties style:vertical-align="" fo:padding="0mm" fo:border-left="2pt solid #000001" fo:border-right="none" fo:border-top="2pt solid #000001" fo:border-bottom="none"/>
    </style:style>
    <style:style style:name="Table4" style:family="table">
      <style:table-properties style:width="162.63mm" table:align="margins" style:writing-mode="lr-tb"/>
    </style:style>
    <style:style style:name="Table4.A" style:family="table-column">
      <style:table-column-properties style:column-width="81.32mm" style:rel-column-width="32767*"/>
    </style:style>
    <style:style style:name="Table4.B" style:family="table-column">
      <style:table-column-properties style:column-width="81.32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1.57mm" fo:margin-left="0mm" table:align="left"/>
    </style:style>
    <style:style style:name="Table2.A" style:family="table-column">
      <style:table-column-properties style:column-width="135.01mm"/>
    </style:style>
    <style:style style:name="Table2.B" style:family="table-column">
      <style:table-column-properties style:column-width="26.56mm"/>
    </style:style>
    <style:style style:name="Table2.1" style:family="table-row">
      <style:table-row-properties style:row-height="0.71mm" fo:keep-together="auto"/>
    </style:style>
    <style:style style:name="Table2.A1" style:family="table-cell">
      <style:table-cell-properties style:vertical-align="" fo:padding="0mm" fo:border="none"/>
    </style:style>
    <style:style style:name="Table2.2" style:family="table-row">
      <style:table-row-properties style:row-height="14.53mm" fo:keep-together="auto"/>
    </style:style>
    <style:style style:name="Table2.B2" style:family="table-cell">
      <style:table-cell-properties style:vertical-align="bottom" fo:padding="0mm" fo:border-left="2pt solid #000000" fo:border-right="none" fo:border-top="none" fo:border-bottom="none"/>
    </style:style>
    <style:style style:name="Table2.3" style:family="table-row">
      <style:table-row-properties style:row-height="20.34mm" fo:keep-together="auto"/>
    </style:style>
    <style:style style:name="Table2.A3" style:family="table-cell">
      <style:table-cell-properties style:vertical-align="" fo:padding="0mm" fo:border-left="none" fo:border-right="1.75pt solid #000001" fo:border-top="none" fo:border-bottom="none"/>
    </style:style>
    <style:style style:name="Table2.B3" style:family="table-cell">
      <style:table-cell-properties style:vertical-align="middle" fo:padding="0mm" fo:border-left="2pt solid #000000" fo:border-right="none" fo:border-top="none" fo:border-bottom="2pt solid #000000"/>
    </style:style>
    <style:style style:name="Table3" style:family="table">
      <style:table-properties style:width="162.63mm" table:align="margins" style:shadow="none" style:writing-mode="lr-tb"/>
    </style:style>
    <style:style style:name="Table3.A" style:family="table-column">
      <style:table-column-properties style:column-width="81.32mm" style:rel-column-width="4610*"/>
    </style:style>
    <style:style style:name="Table3.1" style:family="table-row">
      <style:table-row-properties style:min-row-height="22.05mm"/>
    </style:style>
    <style:style style:name="Table3.A1" style:family="table-cell">
      <style:table-cell-properties fo:padding="0.97mm" fo:border="none"/>
    </style:style>
    <style:style style:name="Table3.2" style:family="table-row">
      <style:table-row-properties style:min-row-height="28.22mm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5mm" fo:language="en" fo:country="US" fo:font-weight="bold" style:font-size-asian="10.5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10%"/>
    </style:style>
    <style:style style:name="P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6" style:family="paragraph" style:parent-style-name="Standard">
      <style:paragraph-properties fo:margin-left="0mm" fo:margin-right="0mm" fo:margin-top="3.18mm" fo:margin-bottom="0mm" fo:line-height="83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9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10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43.76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P11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2" style:family="paragraph" style:parent-style-name="Standard">
      <style:paragraph-properties fo:margin-left="0mm" fo:margin-right="0mm" fo:margin-top="6.35mm" fo:margin-bottom="0mm" fo:line-height="11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3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9mm" fo:language="en" fo:country="US" fo:font-weight="bold" style:font-size-asian="10.5pt" style:font-weight-asian="bold" style:text-scale="100%"/>
    </style:style>
    <style:style style:name="P16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>
        <style:tab-stops>
          <style:tab-stop style:position="109.93mm" style:leader-style="dotted" style:leader-text="."/>
          <style:tab-stop style:position="159.7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6.99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8.89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4mm" fo:language="en" fo:country="US" fo:font-weight="bold" style:font-size-asian="10.5pt" style:font-weight-asian="bold" style:text-scale="100%"/>
    </style:style>
    <style:style style:name="P2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114.3mm" fo:margin-top="5.72mm" fo:margin-bottom="0mm" fo:line-height="100%" fo:text-align="start" style:justify-single-word="false" fo:text-indent="0mm" style:auto-text-indent="false"/>
    </style:style>
    <style:style style:name="P23" style:family="paragraph" style:parent-style-name="Standard">
      <style:paragraph-properties fo:margin-left="5.08mm" fo:margin-right="0mm" fo:margin-top="0.28mm" fo:margin-bottom="0mm" fo:line-height="100%" fo:text-align="start" style:justify-single-word="false" fo:text-indent="0mm" style:auto-text-indent="false" fo:padding-left="0mm" fo:padding-right="0mm" fo:padding-top="5.29mm" fo:padding-bottom="0mm" fo:border-left="none" fo:border-right="none" fo:border-top="1.36pt dotted #000001" fo:border-bottom="none">
        <style:tab-stops>
          <style:tab-stop style:position="161.04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5.08mm" fo:margin-right="0mm" fo:margin-top="4.45mm" fo:margin-bottom="0mm" fo:line-height="100%" fo:text-align="start" style:justify-single-word="false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5.08mm" fo:margin-right="0mm" fo:margin-top="4.45mm" fo:margin-bottom="0mm" fo:line-height="100%" fo:text-align="start" style:justify-single-word="false" fo:text-indent="0mm" style:auto-text-indent="false">
        <style:tab-stops>
          <style:tab-stop style:position="160.2mm" style:type="right" style:leader-style="dotted" style:leader-text="."/>
        </style:tab-stops>
      </style:paragraph-properties>
      <style:text-properties style:font-name="Times New Roman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5.08mm" fo:margin-right="0mm" fo:margin-top="0mm" fo:margin-bottom="5.72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P27" style:family="paragraph" style:parent-style-name="Standard">
      <style:paragraph-properties fo:margin-left="5.08mm" fo:margin-right="0mm" fo:margin-top="0.6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P28" style:family="paragraph" style:parent-style-name="Standard">
      <style:paragraph-properties fo:margin-top="0mm" fo:margin-bottom="0.92mm" fo:line-height="0.35mm"/>
    </style:style>
    <style:style style:name="P29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30" style:family="paragraph" style:parent-style-name="Standard">
      <style:paragraph-properties fo:margin-left="0mm" fo:margin-right="8.26mm" fo:margin-top="0mm" fo:margin-bottom="0mm" fo:line-height="82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31" style:family="paragraph" style:parent-style-name="Standard">
      <style:paragraph-properties fo:margin-left="6.35mm" fo:margin-right="0mm" fo:margin-top="6.35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32" style:family="paragraph" style:parent-style-name="Standard">
      <style:paragraph-properties fo:margin-left="0mm" fo:margin-right="83.93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style="italic" fo:font-weight="bold" style:font-size-asian="10.5pt" style:font-style-asian="italic" style:font-weight-asian="bold" style:text-scale="100%"/>
    </style:style>
    <style:style style:name="P33" style:family="paragraph" style:parent-style-name="Standard">
      <style:paragraph-properties fo:margin-left="0mm" fo:margin-right="8.24mm" fo:margin-top="8.89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Verdana" fo:font-size="9pt" fo:letter-spacing="-0.18mm" fo:language="en" fo:country="US" fo:font-weight="bold" style:font-size-asian="9pt" style:font-weight-asian="bold" style:text-scale="100%"/>
    </style:style>
    <style:style style:name="P34" style:family="paragraph" style:parent-style-name="Standard">
      <style:paragraph-properties fo:margin-left="0mm" fo:margin-right="7.62mm" fo:margin-top="0mm" fo:margin-bottom="0mm" fo:line-height="82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3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7" style:family="paragraph" style:parent-style-name="Standard" style:master-page-name="">
      <style:paragraph-properties style:page-number="auto" fo:break-before="auto" fo:break-after="auto"/>
      <style:text-properties fo:font-size="1pt" style:font-size-asian="1pt"/>
    </style:style>
    <style:style style:name="P38" style:family="paragraph" style:parent-style-name="Standard" style:master-page-name="Standard">
      <style:paragraph-properties fo:margin-top="0.09mm" fo:margin-bottom="0mm" fo:line-height="0.35mm" style:page-number="auto"/>
    </style:style>
    <style:style style:name="P39" style:family="paragraph" style:parent-style-name="Standard" style:list-style-name="WWNum2">
      <style:paragraph-properties fo:margin-left="6.35mm" fo:margin-right="0mm" fo:margin-top="3.18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02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0" style:family="paragraph" style:parent-style-name="Standard" style:list-style-name="WWNum2">
      <style:paragraph-properties fo:margin-left="6.35mm" fo:margin-right="0mm" fo:margin-top="4.45mm" fo:margin-bottom="0mm" fo:line-height="100%" fo:text-align="start" style:justify-single-word="false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1" style:family="paragraph" style:parent-style-name="Standard" style:list-style-name="WWNum4">
      <style:paragraph-properties fo:margin-left="6.35mm" fo:margin-right="0mm" fo:margin-top="4.45mm" fo:margin-bottom="0mm" fo:line-height="11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P42" style:family="paragraph" style:parent-style-name="Standard" style:list-style-name="WWNum3">
      <style:paragraph-properties fo:margin-left="6.35mm" fo:margin-right="0mm" fo:margin-top="3.81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2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3" style:family="paragraph" style:parent-style-name="Standard" style:list-style-name="WWNum4">
      <style:paragraph-properties fo:margin-left="6.35mm" fo:margin-right="0mm" fo:margin-top="2.54mm" fo:margin-bottom="6.35mm" fo:line-height="10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9mm" fo:language="en" fo:country="US" fo:font-weight="bold" style:font-size-asian="10.5pt" style:font-weight-asian="bold" style:text-scale="100%"/>
    </style:style>
    <style:style style:name="P44" style:family="paragraph" style:parent-style-name="Standard" style:list-style-name="WWNum5">
      <style:paragraph-properties fo:margin-left="13.97mm" fo:margin-right="0mm" fo:margin-top="8.89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45" style:family="paragraph" style:parent-style-name="Standard" style:list-style-name="WWNum5">
      <style:paragraph-properties fo:margin-left="13.97mm" fo:margin-right="0mm" fo:margin-top="4.45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46" style:family="paragraph" style:parent-style-name="Standard">
      <style:paragraph-properties fo:margin-left="1.27mm" fo:margin-right="0mm" fo:margin-top="45.72mm" fo:margin-bottom="0mm" fo:line-height="110%" fo:text-align="start" style:justify-single-word="false" fo:text-indent="0mm" style:auto-text-indent="false">
        <style:tab-stops>
          <style:tab-stop style:position="72.76mm"/>
        </style:tab-stops>
      </style:paragraph-properties>
    </style:style>
    <style:style style:name="P47" style:family="paragraph" style:parent-style-name="Standard">
      <style:paragraph-properties fo:margin-left="13.97mm" fo:margin-right="0mm" fo:margin-top="3.81mm" fo:margin-bottom="0mm" fo:line-height="100%" fo:text-align="justify" style:justify-single-word="false" fo:text-indent="-6.35mm" style:auto-text-indent="false"/>
    </style:style>
    <style:style style:name="P48" style:family="paragraph" style:parent-style-name="Standard">
      <style:paragraph-properties fo:margin-left="0mm" fo:margin-right="0mm" fo:margin-top="32.39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49" style:family="paragraph" style:parent-style-name="Table_20_Contents">
      <style:text-properties style:font-name="Times New Roman1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0000" style:text-line-through-style="none" style:text-position="0% 100%" style:font-name="Times New Roman" fo:font-size="10.5pt" fo:letter-spacing="-0.32mm" fo:language="en" fo:country="US" fo:font-weight="bold" style:font-size-asian="10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05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2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11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02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2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style="italic" fo:font-weight="bold" style:font-size-asian="10.5pt" style:font-style-asian="italic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20" style:family="text">
      <style:text-properties fo:color="#000000" style:text-line-through-style="none" style:text-position="0% 100%" style:font-name="Times New Roman" fo:font-size="14.5pt" fo:letter-spacing="0.14mm" fo:language="en" fo:country="US" fo:font-weight="bold" style:font-size-asian="14.5pt" style:font-weight-asian="bold" style:text-scale="95%"/>
    </style:style>
    <style:style style:name="T21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22" style:family="text"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T23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" style:language-asian="zh" style:country-asian="CN" style:font-weight-asian="normal" style:font-name-complex="Courier New" style:font-weight-complex="normal" style:text-scale="100%"/>
    </style:style>
    <style:style style:name="T24" style:family="text">
      <style:text-properties fo:color="#000000" style:text-line-through-style="none" style:text-position="0% 100%" style:font-name="Times New Roman" fo:letter-spacing="0.11mm" fo:language="en" fo:country="US" style:font-name-asian="Calibri" style:language-asian="zh" style:country-asian="CN" style:font-name-complex="Courier New" style:text-scale="100%"/>
    </style:style>
    <style:style style:name="T25" style:family="text">
      <style:text-properties fo:color="#000000" style:text-line-through-style="none" style:text-position="0% 100%" fo:letter-spacing="normal" fo:language="en" fo:country="US" style:text-scale="100%"/>
    </style:style>
    <style:style style:name="T26" style:family="text">
      <style:text-properties fo:letter-spacing="0.11mm" style:font-name-asian="Calibri" style:language-asian="zh" style:country-asian="CN" style:font-name-complex="Courier New" style:font-size-complex="10.5pt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. (CHAPTER 50).<text:line-break/><text:line-break/></text:span><text:span text:style-name="T2">Section 27 (10) to (12)</text:span></text:p>
            <text:p text:style-name="P6"><text:span text:style-name="T20">APPLICATION FOR APPROVAL AND<text:line-break/><text:line-break/></text:span><text:span text:style-name="T21">RESERVATION OF NAME FOR CHANGE<text:line-break/><text:line-break/></text:span><text:span text:style-name="T22">OF NAME BY AN EXISTING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9">FORM</text:p>
            <text:p text:style-name="P8">14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0">Folio No</text:p>
      <text:p text:style-name="P9">Proposed Name(s) of Company: <text:span text:style-name="T26"><text:placeholder text:placeholder-type="text">&lt;o.name&gt;</text:placeholder></text:span></text:p>
      <text:p text:style-name="P12">The initials in the proposed name(s) stand for:</text:p>
      <text:p text:style-name="P22"><text:span text:style-name="T5">The Registrar of Companies, </text:span><text:span text:style-name="T7">Singapore</text:span></text:p>
      <text:p text:style-name="P16"><text:span text:style-name="T7">I </text:span><text:span text:style-name="T19"><text:placeholder text:placeholder-type="text">&lt;get_director1(o.id)['name']&gt;</text:placeholder></text:span><text:span text:style-name="T7"> , of </text:span><text:span text:style-name="T19"><text:placeholder text:placeholder-type="text">&lt;get_partner_full_address(get_director1(o.id)['id'])&gt;</text:placeholder></text:span><text:span text:style-name="T5">, NRIC/Passport No </text:span><text:span text:style-name="T3"><text:placeholder text:placeholder-type="text">&lt;get_director1(o.id)['nric']&gt;</text:placeholder></text:span></text:p>
      <text:p text:style-name="P10">hereby apply with the prescribed fee of $ <text:tab/></text:p>
      <text:p text:style-name="P2">for the approval and reservation of *the/any of the proposed name(s) for an intended change of name by:</text:p>
      <text:p text:style-name="P13">Name of existing Company: <text:span text:style-name="T26"><text:placeholder text:placeholder-type="text">&lt;o.name&gt;</text:placeholder></text:span></text:p>
      <text:p text:style-name="P17">Company No: <text:span text:style-name="T26"><text:placeholder text:placeholder-type="text">&lt;o.uen&gt;</text:placeholder></text:span></text:p>
      <text:p text:style-name="P31">I append hereunder relevant information to support the application:</text:p>
      <text:p text:style-name="P11">1 The principal activities of the existing company are:</text:p>
      <text:list xml:id="list14389348121" text:style-name="WWNum2">
        <text:list-item>
          <text:p text:style-name="P39"><text:tab/></text:p>
        </text:list-item>
        <text:list-item>
          <text:p text:style-name="P40"/>
        </text:list-item>
      </text:list>
      <text:p text:style-name="P14">2 The reasons for the intended change are:</text:p>
      <text:list xml:id="list204229779" text:style-name="WWNum3">
        <text:list-item>
          <text:p text:style-name="P42"><text:tab/></text:p>
        </text:list-item>
        <text:list-item>
          <text:p text:style-name="P42"><text:tab/></text:p>
        </text:list-item>
      </text:list>
      <text:p text:style-name="P15">3 After the intended change the principal activities of the company:</text:p>
      <text:list xml:id="list1806754556" text:style-name="WWNum4">
        <text:list-item>
          <text:p text:style-name="P41">will remain the same.</text:p>
        </text:list-item>
        <text:list-item>
          <text:p text:style-name="P43">will be changed to —</text:p>
        </text:list-item>
      </text:list>
      <text:p text:style-name="P23"><text:span text:style-name="T7">and identified/coded as <text:tab/></text:span><text:span text:style-name="T5">in the Singapore Standard Industrial</text:span></text:p>
      <text:p text:style-name="P26">Classification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18">Lodged in the office of the Registrar of Companies &amp; </text:span><text:span text:style-name="T7">Businesses by</text:span></text:p>
            <text:p text:style-name="P18">Name:</text:p>
            <text:p text:style-name="P21">Address:</text:p>
            <text:p text:style-name="P7"><text:span text:style-name="T6">A/c No:<text:tab/></text:span><text:span text:style-name="T8">Tel No:</text:span></text:p>
            <text:p text:style-name="P35">Fax No: </text:p>
          </table:table-cell>
          <table:table-cell table:style-name="Table4.A1" office:value-type="string">
            <text:p text:style-name="P5">For Official Use</text:p>
            <text:p text:style-name="P36"><text:span text:style-name="T14">Date of Registration: </text:span><text:span text:style-name="T8">Receipt No:</text:span></text:p>
            <text:p text:style-name="P19">Checked By:</text:p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2"><text:soft-page-break/>Form 14A Continuation Sheet 1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covered-table-cell/>
          <table:table-cell table:style-name="Table2.B2" office:value-type="string">
            <text:p text:style-name="P33">FORM</text:p>
          </table:table-cell>
        </table:table-row>
        <table:table-row table:style-name="Table2.3">
          <table:table-cell table:style-name="Table2.A3" office:value-type="string">
            <text:p text:style-name="Standard"/>
          </table:table-cell>
          <table:table-cell table:style-name="Table2.B3" office:value-type="string">
            <text:p text:style-name="P3">14A</text:p>
          </table:table-cell>
        </table:table-row>
      </table:table>
      <text:p text:style-name="P28"/>
      <text:p text:style-name="P34">Folio No</text:p>
      <text:p text:style-name="P25">(b)<text:span text:style-name="T25"><text:tab/></text:span></text:p>
      <text:p text:style-name="P24"><text:span text:style-name="T7">and identified/coded as <text:tab/></text:span><text:span text:style-name="T15"> in the Singapore Standard Industrial</text:span></text:p>
      <text:p text:style-name="P27">Classification.</text:p>
      <text:p text:style-name="P20">4 <text:s/>I declare that:</text:p>
      <text:list xml:id="list1525123642" text:style-name="WWNum5">
        <text:list-item>
          <text:p text:style-name="P44"><text:span text:style-name="T16">the proposed name is or includes the trade mark/patent name of a product/name of a company </text:span><text:span text:style-name="T12">existing elsewhere and that I have the written consent (to be produced) of the owner of the trade </text:span><text:span text:style-name="T11">mark/patent or the company for the use of the name.</text:span></text:p>
        </text:list-item>
        <text:list-item>
          <text:p text:style-name="P45"><text:span text:style-name="T5">to the best of my knowledge and belief the proposed name is not or does not include the trade </text:span><text:span text:style-name="T7">mark or patent name of any product and that it is not or does not include the name of any company existing elsewhere.</text:span></text:p>
        </text:list-item>
      </text:list>
      <text:p text:style-name="P47"><text:span text:style-name="T17">(c) </text:span><text:span text:style-name="T18">I will change the name of the existing company again when directed to do so by the Registrar of </text:span><text:span text:style-name="T13">Companies at any time if it is subsequently disclosed that the name to which the existing </text:span><text:span text:style-name="T12">company has changed is or includes the trade mark/patent name of any product or the name of a </text:span><text:span text:style-name="T9">company existing elsewhere and I do not have the consent of the owner of the trade mark/patent </text:span><text:span text:style-name="T10">or the company for the use of the name.</text:span></text:p>
      <text:p text:style-name="P46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9">Signature of applicant: </text:p>
          </table:table-cell>
          <table:table-cell table:style-name="Table3.A1" office:value-type="string">
            <text:p text:style-name="P49">Name of Company/Firm: <text:span text:style-name="T24"><text:placeholder text:placeholder-type="text">&lt;o.name&gt;</text:placeholder></text:span></text:p>
          </table:table-cell>
        </table:table-row>
        <table:table-row table:style-name="Table3.2">
          <table:table-cell table:style-name="Table3.A1" office:value-type="string">
            <text:p text:style-name="P49">Name of applicant: </text:p>
          </table:table-cell>
          <table:table-cell table:style-name="Table3.A1" office:value-type="string">
            <text:p text:style-name="P49">Address of Company/Firm: <text:span text:style-name="T24"><text:placeholder text:placeholder-type="text">&lt;get_company_full_address(o.company_id)&gt;</text:placeholder></text:span></text:p>
          </table:table-cell>
        </table:table-row>
      </table:table>
      <text:p text:style-name="P48">*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fo:font-weight="bold" style:font-size-asian="10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10.5pt" fo:letter-spacing="-0.07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0.28mm" fo:margin-left="24.55mm" fo:margin-right="23.04mm" style:writing-mode="lr-tb" style:layout-grid-color="#c0c0c0" style:layout-grid-lines="271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92mm" fo:margin-bottom="3.07mm" fo:margin-left="24.24mm" fo:margin-right="23.35mm" style:writing-mode="lr-tb" style:layout-grid-color="#c0c0c0" style:layout-grid-lines="276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1T10:58:31</dc:date>
    <dc:creator>phung11764 </dc:creator>
    <meta:editing-duration>PT8M29S</meta:editing-duration>
    <meta:editing-cycles>32</meta:editing-cycles>
    <meta:document-statistic meta:table-count="4" meta:image-count="0" meta:object-count="0" meta:page-count="2" meta:paragraph-count="48" meta:word-count="387" meta:character-count="2338" meta:non-whitespace-character-count="1987"/>
  </office:meta>
</office:document-meta>
</file>